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false" fo:min-height="0cm" fo:min-width="6.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1.999cm" svg:y="1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2cm" svg:x="3.999cm" svg:y="1.999cm">
          <text:p text:style-name="P1">Route Cont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cm" svg:height="13cm" svg:x="1.999cm" svg:y="3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cm" svg:height="1cm" svg:x="1.999cm" svg:y="16.9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cm" svg:height="0.8cm" svg:x="6.099cm" svg:y="17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cm" svg:height="0.8cm" svg:x="4.099cm" svg:y="17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cm" svg:height="0.8cm" svg:x="8.099cm" svg:y="17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cm" svg:height="2cm" svg:x="3cm" svg:y="5cm">
          <text:p text:style-name="P1">Add location</text:p>
          <draw:enhanced-geometry svg:viewBox="0 0 21600 21600" draw:type="rectangle" draw:enhanced-path="M 0 0 L 21600 0 21600 21600 0 21600 0 0 Z N"/>
        </draw:custom-shape>
        <draw:frame draw:style-name="gr4" draw:layer="layout" svg:width="7cm" svg:height="0.962cm" svg:x="3cm" svg:y="8cm">
          <draw:text-box>
            <text:p>1) Location One</text:p>
          </draw:text-box>
        </draw:frame>
        <draw:frame draw:style-name="gr4" draw:layer="layout" svg:width="7cm" svg:height="0.962cm" svg:x="3cm" svg:y="9cm">
          <draw:text-box>
            <text:p>2) Location Two</text:p>
          </draw:text-box>
        </draw:frame>
        <draw:frame draw:style-name="gr4" draw:layer="layout" svg:width="7cm" svg:height="0.962cm" svg:x="3cm" svg:y="10.1cm">
          <draw:text-box>
            <text:p>3) Location Three</text:p>
          </draw:text-box>
        </draw:frame>
        <draw:custom-shape draw:style-name="gr2" draw:text-style-name="P1" draw:layer="layout" svg:width="7cm" svg:height="2cm" svg:x="2.999cm" svg:y="13.999cm">
          <text:p text:style-name="P1">Save Rout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sha </meta:initial-creator>
    <meta:creation-date>2013-11-06T22:07:23</meta:creation-date>
    <dc:date>2013-11-07T20:51:49</dc:date>
    <dc:creator>asha </dc:creator>
    <meta:editing-duration>PT1H14M49S</meta:editing-duration>
    <meta:editing-cycles>6</meta:editing-cycles>
    <meta:generator>LibreOffice/3.5$Linux_X86_64 LibreOffice_project/350m1$Build-2</meta:generator>
    <meta:document-statistic meta:object-count="12"/>
  </office:meta>
</office:document-meta>
</file>